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3</text:p>
      <text:p text:style-name="P1">The Invocation of Darkness</text:p>
      <text:p text:style-name="P1">Die Beschwörung der Dunkelheit</text:p>
      <text:p text:style-name="P2">(für die Bösen)</text:p>
      <text:p text:style-name="P2"/>
      <text:p text:style-name="P3">Alles läuft gut...Das Ritual das die scheussliche Herrschaft eines bösen Gottes einleutet der den Planeten für die nächsten Tausend Jahre beherrschen wird beginnt.</text:p>
      <text:p text:style-name="P3">Zuerst zweifelst Du etwas, doch je mehr Du liest desto mehr wirst Du von dem Buch verzaubert.</text:p>
      <text:p text:style-name="P3">Du musst den passenden Raum finden und das Tor öffnen das deinen neuen Gott beschwören wird.</text:p>
      <text:p text:style-name="P3"/>
      <text:p text:style-name="P8">Was jetzt:</text:p>
      <text:list xml:id="list38545983" text:style-name="L1">
        <text:list-item>
          <text:p text:style-name="P7">Dein Spieler ist noch im Spiel ist jedoch jetzt der Verräter</text:p>
        </text:list-item>
        <text:list-item>
          <text:p text:style-name="P7">Legen einen runden Daemon Lord Marker beiseite (Elder God)</text:p>
        </text:list-item>
        <text:list-item>
          <text:p text:style-name="P7">Lege 5 dreieckige Wissens-Wurf Marker beiseite</text:p>
        </text:list-item>
        <text:list-item>
          <text:p text:style-name="P7">Sind Deine Werte unterhalb des Startwerts setzte sie auf Anfangswerte</text:p>
        </text:list-item>
        <text:list-item>
          <text:p text:style-name="P7">Würfel danach für jeden Wert mit 2 Würfeln und Addiere die Augen zu den Werten</text:p>
        </text:list-item>
        <text:list-item>
          <text:p text:style-name="P7">Du spielst Direkt eine Extra Runde nachdem der Fluch begonnen hat. Danach läuft es im Uhrzeigersinn weiter.</text:p>
        </text:list-item>
      </text:list>
      <text:p text:style-name="P8"/>
      <text:p text:style-name="P8">Was Du über die Helden weisst</text:p>
      <text:p text:style-name="P6">Sie versuchen das Buch zu zerstören um die Beschwörung zu verhindern oder den Gott zu verbannen.</text:p>
      <text:p text:style-name="P6"/>
      <text:p text:style-name="P8">Du gewinnst wenn</text:p>
      <text:p text:style-name="P6">alle Helden tot sind.</text:p>
      <text:p text:style-name="P6"/>
      <text:p text:style-name="P8">Wie Du den Gott beschwören kannst:</text:p>
      <text:p text:style-name="P6">Trage das Buch entweder zur Kapelle oder zum Pentagramm Raum.</text:p>
      <text:p text:style-name="P6">Nachdem Du das Buch in einen der Räume gebracht hast, mache einen Wissens-Wurf von 5+.Jeder Wurf verbraucht einen Bewegungspunkt.</text:p>
      <text:p text:style-name="P6">Du kannst die Würfe auch noch machen wenn das Buch gestohlen wurde (Du hast ein gutes Gedächtnis), dennoch musst Du in dem passenden Raum sein.</text:p>
      <text:p text:style-name="P6">Immer wenn ein Wurf gelingt nimm ein Wissens-Wurf Marker.</text:p>
      <text:p text:style-name="P6">Hast Du 5 Marker gesammelt öffnet sich ein Dimensionsportal und der Gott kommt durch.</text:p>
      <text:p text:style-name="P6">Die schlechte Nachricht: Er tötet Dich sofort. Entferne Deine Figur aus dem Spiel.Lasse alle Gegenstände liegen.</text:p>
      <text:p text:style-name="P6">Die gute Nachricht: Ab der nächsten Runde kontrollierst Du den Gott und kannst Deine Freunde jagen.</text:p>
      <text:p text:style-name="P6"/>
      <text:p text:style-name="P9">Elder God</text:p>
      <text:p text:style-name="P9">Speed X Might 12 Sanity 7</text:p>
      <text:p text:style-name="P5">Die Geschwindigkeit entspricht der Anzahl der Spieler als der Fluch begann.</text:p>
      <text:p text:style-name="P5"/>
      <text:p text:style-name="P8">Wenn Du gewinnst:</text:p>
      <text:p text:style-name="P4">Nicht kann Dich aufhalten ! Ja, Ja ! Die Zeit der Menschheit ist vorbei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2-19T18:30:25.93</meta:creation-date>
    <dc:date>2015-02-19T18:51:08.99</dc:date>
    <meta:editing-duration>PT4M40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31" meta:word-count="325" meta:character-count="1936"/>
  </office:meta>
</office:document-meta>
</file>